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97mm" svg:height="90.04mm" svg:x="349.51mm" svg:y="175.53mm">
            <loext:p draw:notify-on-update-of-ranges="Planilha1.H14:Planilha1.H14 Planilha1.H15:Planilha1.H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5.67mm" svg:y="172.72mm">
            <loext:p draw:notify-on-update-of-ranges="Planilha1.I14:Planilha1.I14 Planilha1.I15:Planilha1.I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4mm" svg:x="177.04mm" svg:y="175.71mm">
            <loext:p draw:notify-on-update-of-ranges="Planilha1.J14:Planilha1.J14 Planilha1.J15:Planilha1.J2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empo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  <table:table-cell office:value-type="float" office:value="240" calcext:value-type="float">
            <text:p>24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InOctets</text:p>
          </table:table-cell>
          <table:table-cell office:value-type="float" office:value="626137368" calcext:value-type="float">
            <text:p>626137368</text:p>
          </table:table-cell>
          <table:table-cell office:value-type="float" office:value="626137950" calcext:value-type="float">
            <text:p>626137950</text:p>
          </table:table-cell>
          <table:table-cell office:value-type="float" office:value="626144602" calcext:value-type="float">
            <text:p>626144602</text:p>
          </table:table-cell>
          <table:table-cell office:value-type="float" office:value="626145124" calcext:value-type="float">
            <text:p>626145124</text:p>
          </table:table-cell>
          <table:table-cell office:value-type="float" office:value="626145778" calcext:value-type="float">
            <text:p>626145778</text:p>
          </table:table-cell>
          <table:table-cell office:value-type="float" office:value="626146360" calcext:value-type="float">
            <text:p>626146360</text:p>
          </table:table-cell>
          <table:table-cell office:value-type="float" office:value="626146882" calcext:value-type="float">
            <text:p>626146882</text:p>
          </table:table-cell>
          <table:table-cell office:value-type="float" office:value="626147552" calcext:value-type="float">
            <text:p>626147552</text:p>
          </table:table-cell>
          <table:table-cell office:value-type="float" office:value="626148014" calcext:value-type="float">
            <text:p>626148014</text:p>
          </table:table-cell>
          <table:table-cell office:value-type="float" office:value="626148716" calcext:value-type="float">
            <text:p>626148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OutOctets</text:p>
          </table:table-cell>
          <table:table-cell table:number-columns-repeated="10" office:value-type="float" office:value="46932934" calcext:value-type="float">
            <text:p>469329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UpTime</text:p>
          </table:table-cell>
          <table:table-cell table:number-columns-repeated="10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Speed</text:p>
          </table:table-cell>
          <table:table-cell table:number-columns-repeated="10" office:value-type="float" office:value="100000000" calcext:value-type="float">
            <text:p>1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InReceives</text:p>
          </table:table-cell>
          <table:table-cell office:value-type="float" office:value="954247" calcext:value-type="float">
            <text:p>954247</text:p>
          </table:table-cell>
          <table:table-cell office:value-type="float" office:value="954266" calcext:value-type="float">
            <text:p>954266</text:p>
          </table:table-cell>
          <table:table-cell office:value-type="float" office:value="954290" calcext:value-type="float">
            <text:p>954290</text:p>
          </table:table-cell>
          <table:table-cell office:value-type="float" office:value="954307" calcext:value-type="float">
            <text:p>954307</text:p>
          </table:table-cell>
          <table:table-cell office:value-type="float" office:value="954326" calcext:value-type="float">
            <text:p>954326</text:p>
          </table:table-cell>
          <table:table-cell office:value-type="float" office:value="954345" calcext:value-type="float">
            <text:p>954345</text:p>
          </table:table-cell>
          <table:table-cell office:value-type="float" office:value="954363" calcext:value-type="float">
            <text:p>954363</text:p>
          </table:table-cell>
          <table:table-cell office:value-type="float" office:value="954380" calcext:value-type="float">
            <text:p>954380</text:p>
          </table:table-cell>
          <table:table-cell office:value-type="float" office:value="954397" calcext:value-type="float">
            <text:p>954397</text:p>
          </table:table-cell>
          <table:table-cell office:value-type="float" office:value="954416" calcext:value-type="float">
            <text:p>954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mpOutPkts</text:p>
          </table:table-cell>
          <table:table-cell office:value-type="float" office:value="233" calcext:value-type="float">
            <text:p>233</text:p>
          </table:table-cell>
          <table:table-cell office:value-type="float" office:value="239" calcext:value-type="float">
            <text:p>239</text:p>
          </table:table-cell>
          <table:table-cell office:value-type="float" office:value="245" calcext:value-type="float">
            <text:p>245</text:p>
          </table:table-cell>
          <table:table-cell office:value-type="float" office:value="251" calcext:value-type="float">
            <text:p>251</text:p>
          </table:table-cell>
          <table:table-cell office:value-type="float" office:value="257" calcext:value-type="float">
            <text:p>257</text:p>
          </table:table-cell>
          <table:table-cell office:value-type="float" office:value="263" calcext:value-type="float">
            <text:p>263</text:p>
          </table:table-cell>
          <table:table-cell office:value-type="float" office:value="269" calcext:value-type="float">
            <text:p>269</text:p>
          </table:table-cell>
          <table:table-cell office:value-type="float" office:value="275" calcext:value-type="float">
            <text:p>275</text:p>
          </table:table-cell>
          <table:table-cell office:value-type="float" office:value="281" calcext:value-type="float">
            <text:p>281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formula="of:=[.A2]" office:value-type="string" office:string-value="ifInOctets" calcext:value-type="string">
            <text:p>ifInOctets</text:p>
          </table:table-cell>
          <table:table-cell table:formula="of:=[.A3]" office:value-type="string" office:string-value="ifOutOctets" calcext:value-type="string">
            <text:p>ifOutOctets</text:p>
          </table:table-cell>
          <table:table-cell table:formula="of:=[.A4]" office:value-type="string" office:string-value="sysUpTime" calcext:value-type="string">
            <text:p>sysUpTime</text:p>
          </table:table-cell>
          <table:table-cell table:formula="of:=[.A5]" office:value-type="string" office:string-value="ifSpeed" calcext:value-type="string">
            <text:p>ifSpeed</text:p>
          </table:table-cell>
          <table:table-cell table:formula="of:=[.A6]" office:value-type="string" office:string-value="ipInReceives" calcext:value-type="string">
            <text:p>ipInReceives</text:p>
          </table:table-cell>
          <table:table-cell table:formula="of:=[.A7]" office:value-type="string" office:string-value="snmpOutPkts" calcext:value-type="string">
            <text:p>snmpOutPkt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% IP</text:p>
          </table:table-cell>
          <table:table-cell office:value-type="string" calcext:value-type="string">
            <text:p>% SNMP</text:p>
          </table:table-cell>
          <table:table-cell office:value-type="string" calcext:value-type="string">
            <text:p>/\ifInOctets</text:p>
          </table:table-cell>
          <table:table-cell office:value-type="string" calcext:value-type="string">
            <text:p>/\ifOutOctets</text:p>
          </table:table-cell>
          <table:table-cell office:value-type="string" calcext:value-type="string">
            <text:p>/\ipInReceives</text:p>
          </table:table-cell>
          <table:table-cell office:value-type="string" calcext:value-type="string">
            <text:p>/\snmpOutPkts</text:p>
          </table:table-cell>
        </table:table-row>
        <table:table-row table:style-name="ro1">
          <table:table-cell table:style-name="ce1" office:value-type="string" calcext:value-type="string">
            <text:p>30s</text:p>
          </table:table-cell>
          <table:table-cell table:formula="of:=[.B2]" office:value-type="float" office:value="626137368" calcext:value-type="float">
            <text:p>626137368</text:p>
          </table:table-cell>
          <table:table-cell table:formula="of:=[.B3]" office:value-type="float" office:value="46932934" calcext:value-type="float">
            <text:p>46932934</text:p>
          </table:table-cell>
          <table:table-cell table:formula="of:=[.B4]" office:value-type="float" office:value="30" calcext:value-type="float">
            <text:p>30</text:p>
          </table:table-cell>
          <table:table-cell table:formula="of:=[.B5]" office:value-type="float" office:value="100000000" calcext:value-type="float">
            <text:p>100000000</text:p>
          </table:table-cell>
          <table:table-cell table:formula="of:=[.B6]" office:value-type="float" office:value="954247" calcext:value-type="float">
            <text:p>954247</text:p>
          </table:table-cell>
          <table:table-cell table:formula="of:=[.B7]" office:value-type="float" office:value="233" calcext:value-type="float">
            <text:p>233</text:p>
          </table:table-cell>
          <table:table-cell table:formula="of:=((([.K15]+[.L15])/30)*8)/[.E15]" office:value-type="float" office:value="0.000001552" calcext:value-type="float">
            <text:p>1,552E-06</text:p>
          </table:table-cell>
          <table:table-cell table:formula="of:=[.M15]*100/[.K15]" office:value-type="float" office:value="3.26460481099656" calcext:value-type="float">
            <text:p>3,26460481099656</text:p>
          </table:table-cell>
          <table:table-cell table:formula="of:=[.N15]*100/[.K15]" office:value-type="float" office:value="1.03092783505155" calcext:value-type="float">
            <text:p>1,03092783505155</text:p>
          </table:table-cell>
          <table:table-cell table:formula="of:=[.B16]-[.B15]" office:value-type="float" office:value="582" calcext:value-type="float">
            <text:p>582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[.F16]-[.F15]" office:value-type="float" office:value="19" calcext:value-type="float">
            <text:p>19</text:p>
          </table:table-cell>
          <table:table-cell table:formula="of:=[.G16]-[.G15]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0s</text:p>
          </table:table-cell>
          <table:table-cell table:formula="of:=[.C2]" office:value-type="float" office:value="626137950" calcext:value-type="float">
            <text:p>626137950</text:p>
          </table:table-cell>
          <table:table-cell table:formula="of:=[.C3]" office:value-type="float" office:value="46932934" calcext:value-type="float">
            <text:p>46932934</text:p>
          </table:table-cell>
          <table:table-cell table:formula="of:=[.C4]" office:value-type="float" office:value="30" calcext:value-type="float">
            <text:p>30</text:p>
          </table:table-cell>
          <table:table-cell table:formula="of:=[.C5]" office:value-type="float" office:value="100000000" calcext:value-type="float">
            <text:p>100000000</text:p>
          </table:table-cell>
          <table:table-cell table:formula="of:=[.C6]" office:value-type="float" office:value="954266" calcext:value-type="float">
            <text:p>954266</text:p>
          </table:table-cell>
          <table:table-cell table:formula="of:=[.C7]" office:value-type="float" office:value="239" calcext:value-type="float">
            <text:p>239</text:p>
          </table:table-cell>
          <table:table-cell table:formula="of:=((([.K16]+[.L16])/30)*8)/[.E16]" office:value-type="float" office:value="0.0000177386666666667" calcext:value-type="float">
            <text:p>1,77386666666667E-05</text:p>
          </table:table-cell>
          <table:table-cell table:formula="of:=[.M16]*100/[.K16]" office:value-type="float" office:value="0.360793746241732" calcext:value-type="float">
            <text:p>0,360793746241732</text:p>
          </table:table-cell>
          <table:table-cell table:formula="of:=[.N16]*100/[.K16]" office:value-type="float" office:value="0.090198436560433" calcext:value-type="float">
            <text:p>0,090198436560433</text:p>
          </table:table-cell>
          <table:table-cell table:formula="of:=[.B17]-[.B16]" office:value-type="float" office:value="6652" calcext:value-type="float">
            <text:p>6652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[.F17]-[.F16]" office:value-type="float" office:value="24" calcext:value-type="float">
            <text:p>24</text:p>
          </table:table-cell>
          <table:table-cell table:formula="of:=[.G17]-[.G16]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0s</text:p>
          </table:table-cell>
          <table:table-cell table:formula="of:=[.D2]" office:value-type="float" office:value="626144602" calcext:value-type="float">
            <text:p>626144602</text:p>
          </table:table-cell>
          <table:table-cell table:formula="of:=[.D3]" office:value-type="float" office:value="46932934" calcext:value-type="float">
            <text:p>46932934</text:p>
          </table:table-cell>
          <table:table-cell table:formula="of:=[.D4]" office:value-type="float" office:value="30" calcext:value-type="float">
            <text:p>30</text:p>
          </table:table-cell>
          <table:table-cell table:formula="of:=[.D5]" office:value-type="float" office:value="100000000" calcext:value-type="float">
            <text:p>100000000</text:p>
          </table:table-cell>
          <table:table-cell table:formula="of:=[.D6]" office:value-type="float" office:value="954290" calcext:value-type="float">
            <text:p>954290</text:p>
          </table:table-cell>
          <table:table-cell table:formula="of:=[.D7]" office:value-type="float" office:value="245" calcext:value-type="float">
            <text:p>245</text:p>
          </table:table-cell>
          <table:table-cell table:formula="of:=((([.K17]+[.L17])/30)*8)/[.E17]" office:value-type="float" office:value="0.000001392" calcext:value-type="float">
            <text:p>1,392E-06</text:p>
          </table:table-cell>
          <table:table-cell table:formula="of:=[.M17]*100/[.K17]" office:value-type="float" office:value="3.25670498084291" calcext:value-type="float">
            <text:p>3,25670498084291</text:p>
          </table:table-cell>
          <table:table-cell table:formula="of:=[.N17]*100/[.K17]" office:value-type="float" office:value="1.14942528735632" calcext:value-type="float">
            <text:p>1,14942528735632</text:p>
          </table:table-cell>
          <table:table-cell table:formula="of:=[.B18]-[.B17]" office:value-type="float" office:value="522" calcext:value-type="float">
            <text:p>522</text:p>
          </table:table-cell>
          <table:table-cell table:formula="of:=[.C18]-[.C17]" office:value-type="float" office:value="0" calcext:value-type="float">
            <text:p>0</text:p>
          </table:table-cell>
          <table:table-cell table:formula="of:=[.F18]-[.F17]" office:value-type="float" office:value="17" calcext:value-type="float">
            <text:p>17</text:p>
          </table:table-cell>
          <table:table-cell table:formula="of:=[.G18]-[.G17]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20s</text:p>
          </table:table-cell>
          <table:table-cell table:formula="of:=[.E2]" office:value-type="float" office:value="626145124" calcext:value-type="float">
            <text:p>626145124</text:p>
          </table:table-cell>
          <table:table-cell table:formula="of:=[.E3]" office:value-type="float" office:value="46932934" calcext:value-type="float">
            <text:p>46932934</text:p>
          </table:table-cell>
          <table:table-cell table:formula="of:=[.E4]" office:value-type="float" office:value="30" calcext:value-type="float">
            <text:p>30</text:p>
          </table:table-cell>
          <table:table-cell table:formula="of:=[.E5]" office:value-type="float" office:value="100000000" calcext:value-type="float">
            <text:p>100000000</text:p>
          </table:table-cell>
          <table:table-cell table:formula="of:=[.E6]" office:value-type="float" office:value="954307" calcext:value-type="float">
            <text:p>954307</text:p>
          </table:table-cell>
          <table:table-cell table:formula="of:=[.E7]" office:value-type="float" office:value="251" calcext:value-type="float">
            <text:p>251</text:p>
          </table:table-cell>
          <table:table-cell table:formula="of:=((([.K18]+[.L18])/30)*8)/[.E18]" office:value-type="float" office:value="0.000001744" calcext:value-type="float">
            <text:p>1,744E-06</text:p>
          </table:table-cell>
          <table:table-cell table:formula="of:=[.M18]*100/[.K18]" office:value-type="float" office:value="2.90519877675841" calcext:value-type="float">
            <text:p>2,90519877675841</text:p>
          </table:table-cell>
          <table:table-cell table:formula="of:=[.N18]*100/[.K18]" office:value-type="float" office:value="0.91743119266055" calcext:value-type="float">
            <text:p>0,91743119266055</text:p>
          </table:table-cell>
          <table:table-cell table:formula="of:=[.B19]-[.B18]" office:value-type="float" office:value="654" calcext:value-type="float">
            <text:p>654</text:p>
          </table:table-cell>
          <table:table-cell table:formula="of:=[.C19]-[.C18]" office:value-type="float" office:value="0" calcext:value-type="float">
            <text:p>0</text:p>
          </table:table-cell>
          <table:table-cell table:formula="of:=[.F19]-[.F18]" office:value-type="float" office:value="19" calcext:value-type="float">
            <text:p>19</text:p>
          </table:table-cell>
          <table:table-cell table:formula="of:=[.G19]-[.G1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50s</text:p>
          </table:table-cell>
          <table:table-cell table:formula="of:=[.F2]" office:value-type="float" office:value="626145778" calcext:value-type="float">
            <text:p>626145778</text:p>
          </table:table-cell>
          <table:table-cell table:formula="of:=[.F3]" office:value-type="float" office:value="46932934" calcext:value-type="float">
            <text:p>46932934</text:p>
          </table:table-cell>
          <table:table-cell table:formula="of:=[.F4]" office:value-type="float" office:value="30" calcext:value-type="float">
            <text:p>30</text:p>
          </table:table-cell>
          <table:table-cell table:formula="of:=[.F5]" office:value-type="float" office:value="100000000" calcext:value-type="float">
            <text:p>100000000</text:p>
          </table:table-cell>
          <table:table-cell table:formula="of:=[.F6]" office:value-type="float" office:value="954326" calcext:value-type="float">
            <text:p>954326</text:p>
          </table:table-cell>
          <table:table-cell table:formula="of:=[.F7]" office:value-type="float" office:value="257" calcext:value-type="float">
            <text:p>257</text:p>
          </table:table-cell>
          <table:table-cell table:formula="of:=((([.K19]+[.L19])/30)*8)/[.E19]" office:value-type="float" office:value="0.000001552" calcext:value-type="float">
            <text:p>1,552E-06</text:p>
          </table:table-cell>
          <table:table-cell table:formula="of:=[.M19]*100/[.K19]" office:value-type="float" office:value="3.26460481099656" calcext:value-type="float">
            <text:p>3,26460481099656</text:p>
          </table:table-cell>
          <table:table-cell table:formula="of:=[.N19]*100/[.K19]" office:value-type="float" office:value="1.03092783505155" calcext:value-type="float">
            <text:p>1,03092783505155</text:p>
          </table:table-cell>
          <table:table-cell table:formula="of:=[.B20]-[.B19]" office:value-type="float" office:value="582" calcext:value-type="float">
            <text:p>582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[.F20]-[.F19]" office:value-type="float" office:value="19" calcext:value-type="float">
            <text:p>19</text:p>
          </table:table-cell>
          <table:table-cell table:formula="of:=[.G20]-[.G1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80s</text:p>
          </table:table-cell>
          <table:table-cell table:formula="of:=[.G2]" office:value-type="float" office:value="626146360" calcext:value-type="float">
            <text:p>626146360</text:p>
          </table:table-cell>
          <table:table-cell table:formula="of:=[.G3]" office:value-type="float" office:value="46932934" calcext:value-type="float">
            <text:p>46932934</text:p>
          </table:table-cell>
          <table:table-cell table:formula="of:=[.G4]" office:value-type="float" office:value="30" calcext:value-type="float">
            <text:p>30</text:p>
          </table:table-cell>
          <table:table-cell table:formula="of:=[.G5]" office:value-type="float" office:value="100000000" calcext:value-type="float">
            <text:p>100000000</text:p>
          </table:table-cell>
          <table:table-cell table:formula="of:=[.G6]" office:value-type="float" office:value="954345" calcext:value-type="float">
            <text:p>954345</text:p>
          </table:table-cell>
          <table:table-cell table:formula="of:=[.G7]" office:value-type="float" office:value="263" calcext:value-type="float">
            <text:p>263</text:p>
          </table:table-cell>
          <table:table-cell table:formula="of:=((([.K20]+[.L20])/30)*8)/[.E20]" office:value-type="float" office:value="0.000001392" calcext:value-type="float">
            <text:p>1,392E-06</text:p>
          </table:table-cell>
          <table:table-cell table:formula="of:=[.M20]*100/[.K20]" office:value-type="float" office:value="3.44827586206897" calcext:value-type="float">
            <text:p>3,44827586206897</text:p>
          </table:table-cell>
          <table:table-cell table:formula="of:=[.N20]*100/[.K20]" office:value-type="float" office:value="1.14942528735632" calcext:value-type="float">
            <text:p>1,14942528735632</text:p>
          </table:table-cell>
          <table:table-cell table:formula="of:=[.B21]-[.B20]" office:value-type="float" office:value="522" calcext:value-type="float">
            <text:p>522</text:p>
          </table:table-cell>
          <table:table-cell table:formula="of:=[.C21]-[.C20]" office:value-type="float" office:value="0" calcext:value-type="float">
            <text:p>0</text:p>
          </table:table-cell>
          <table:table-cell table:formula="of:=[.F21]-[.F20]" office:value-type="float" office:value="18" calcext:value-type="float">
            <text:p>18</text:p>
          </table:table-cell>
          <table:table-cell table:formula="of:=[.G21]-[.G2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10s</text:p>
          </table:table-cell>
          <table:table-cell table:formula="of:=[.H2]" office:value-type="float" office:value="626146882" calcext:value-type="float">
            <text:p>626146882</text:p>
          </table:table-cell>
          <table:table-cell table:formula="of:=[.H3]" office:value-type="float" office:value="46932934" calcext:value-type="float">
            <text:p>46932934</text:p>
          </table:table-cell>
          <table:table-cell table:formula="of:=[.H4]" office:value-type="float" office:value="30" calcext:value-type="float">
            <text:p>30</text:p>
          </table:table-cell>
          <table:table-cell table:formula="of:=[.H5]" office:value-type="float" office:value="100000000" calcext:value-type="float">
            <text:p>100000000</text:p>
          </table:table-cell>
          <table:table-cell table:formula="of:=[.H6]" office:value-type="float" office:value="954363" calcext:value-type="float">
            <text:p>954363</text:p>
          </table:table-cell>
          <table:table-cell table:formula="of:=[.H7]" office:value-type="float" office:value="269" calcext:value-type="float">
            <text:p>269</text:p>
          </table:table-cell>
          <table:table-cell table:formula="of:=((([.K21]+[.L21])/30)*8)/[.E21]" office:value-type="float" office:value="0.00000178666666666667" calcext:value-type="float">
            <text:p>1,78666666666667E-06</text:p>
          </table:table-cell>
          <table:table-cell table:formula="of:=[.M21]*100/[.K21]" office:value-type="float" office:value="2.53731343283582" calcext:value-type="float">
            <text:p>2,53731343283582</text:p>
          </table:table-cell>
          <table:table-cell table:formula="of:=[.N21]*100/[.K21]" office:value-type="float" office:value="0.895522388059701" calcext:value-type="float">
            <text:p>0,895522388059701</text:p>
          </table:table-cell>
          <table:table-cell table:formula="of:=[.B22]-[.B21]" office:value-type="float" office:value="670" calcext:value-type="float">
            <text:p>670</text:p>
          </table:table-cell>
          <table:table-cell table:formula="of:=[.C22]-[.C21]" office:value-type="float" office:value="0" calcext:value-type="float">
            <text:p>0</text:p>
          </table:table-cell>
          <table:table-cell table:formula="of:=[.F22]-[.F21]" office:value-type="float" office:value="17" calcext:value-type="float">
            <text:p>17</text:p>
          </table:table-cell>
          <table:table-cell table:formula="of:=[.G22]-[.G2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40s</text:p>
          </table:table-cell>
          <table:table-cell table:formula="of:=[.I2]" office:value-type="float" office:value="626147552" calcext:value-type="float">
            <text:p>626147552</text:p>
          </table:table-cell>
          <table:table-cell table:formula="of:=[.I3]" office:value-type="float" office:value="46932934" calcext:value-type="float">
            <text:p>46932934</text:p>
          </table:table-cell>
          <table:table-cell table:formula="of:=[.I4]" office:value-type="float" office:value="30" calcext:value-type="float">
            <text:p>30</text:p>
          </table:table-cell>
          <table:table-cell table:formula="of:=[.I5]" office:value-type="float" office:value="100000000" calcext:value-type="float">
            <text:p>100000000</text:p>
          </table:table-cell>
          <table:table-cell table:formula="of:=[.I6]" office:value-type="float" office:value="954380" calcext:value-type="float">
            <text:p>954380</text:p>
          </table:table-cell>
          <table:table-cell table:formula="of:=[.I7]" office:value-type="float" office:value="275" calcext:value-type="float">
            <text:p>275</text:p>
          </table:table-cell>
          <table:table-cell table:formula="of:=((([.K22]+[.L22])/30)*8)/[.E22]" office:value-type="float" office:value="0.000001232" calcext:value-type="float">
            <text:p>1,232E-06</text:p>
          </table:table-cell>
          <table:table-cell table:formula="of:=[.M22]*100/[.K22]" office:value-type="float" office:value="3.67965367965368" calcext:value-type="float">
            <text:p>3,67965367965368</text:p>
          </table:table-cell>
          <table:table-cell table:formula="of:=[.N22]*100/[.K22]" office:value-type="float" office:value="1.2987012987013" calcext:value-type="float">
            <text:p>1,2987012987013</text:p>
          </table:table-cell>
          <table:table-cell table:formula="of:=[.B23]-[.B22]" office:value-type="float" office:value="462" calcext:value-type="float">
            <text:p>462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[.F23]-[.F22]" office:value-type="float" office:value="17" calcext:value-type="float">
            <text:p>17</text:p>
          </table:table-cell>
          <table:table-cell table:formula="of:=[.G23]-[.G2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70s</text:p>
          </table:table-cell>
          <table:table-cell table:formula="of:=[.J2]" office:value-type="float" office:value="626148014" calcext:value-type="float">
            <text:p>626148014</text:p>
          </table:table-cell>
          <table:table-cell table:formula="of:=[.J3]" office:value-type="float" office:value="46932934" calcext:value-type="float">
            <text:p>46932934</text:p>
          </table:table-cell>
          <table:table-cell table:formula="of:=[.J4]" office:value-type="float" office:value="30" calcext:value-type="float">
            <text:p>30</text:p>
          </table:table-cell>
          <table:table-cell table:formula="of:=[.J5]" office:value-type="float" office:value="100000000" calcext:value-type="float">
            <text:p>100000000</text:p>
          </table:table-cell>
          <table:table-cell table:formula="of:=[.J6]" office:value-type="float" office:value="954397" calcext:value-type="float">
            <text:p>954397</text:p>
          </table:table-cell>
          <table:table-cell table:formula="of:=[.J7]" office:value-type="float" office:value="281" calcext:value-type="float">
            <text:p>281</text:p>
          </table:table-cell>
          <table:table-cell table:formula="of:=((([.K23]+[.L23])/30)*8)/[.E23]" office:value-type="float" office:value="0.000001872" calcext:value-type="float">
            <text:p>1,872E-06</text:p>
          </table:table-cell>
          <table:table-cell table:formula="of:=[.M23]*100/[.K23]" office:value-type="float" office:value="2.70655270655271" calcext:value-type="float">
            <text:p>2,70655270655271</text:p>
          </table:table-cell>
          <table:table-cell table:formula="of:=[.N23]*100/[.K23]" office:value-type="float" office:value="0.854700854700855" calcext:value-type="float">
            <text:p>0,854700854700855</text:p>
          </table:table-cell>
          <table:table-cell table:formula="of:=[.B24]-[.B23]" office:value-type="float" office:value="702" calcext:value-type="float">
            <text:p>702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[.F24]-[.F23]" office:value-type="float" office:value="19" calcext:value-type="float">
            <text:p>19</text:p>
          </table:table-cell>
          <table:table-cell table:formula="of:=[.G24]-[.G2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00s</text:p>
          </table:table-cell>
          <table:table-cell table:formula="of:=[.K2]" office:value-type="float" office:value="626148716" calcext:value-type="float">
            <text:p>626148716</text:p>
          </table:table-cell>
          <table:table-cell table:formula="of:=[.K3]" office:value-type="float" office:value="46932934" calcext:value-type="float">
            <text:p>46932934</text:p>
          </table:table-cell>
          <table:table-cell table:formula="of:=[.K4]" office:value-type="float" office:value="30" calcext:value-type="float">
            <text:p>30</text:p>
          </table:table-cell>
          <table:table-cell table:formula="of:=[.K5]" office:value-type="float" office:value="100000000" calcext:value-type="float">
            <text:p>100000000</text:p>
          </table:table-cell>
          <table:table-cell table:formula="of:=[.K6]" office:value-type="float" office:value="954416" calcext:value-type="float">
            <text:p>954416</text:p>
          </table:table-cell>
          <table:table-cell table:formula="of:=[.K7]" office:value-type="float" office:value="287" calcext:value-type="float">
            <text:p>287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ifInUcastPkts</text:p>
          </table:table-cell>
          <table:table-cell office:value-type="string" calcext:value-type="string">
            <text:p>ifInNUcastPkts</text:p>
          </table:table-cell>
          <table:table-cell office:value-type="string" calcext:value-type="string">
            <text:p>/\ifInUcastPkts</text:p>
          </table:table-cell>
          <table:table-cell office:value-type="string" calcext:value-type="string">
            <text:p>/\ifInNUcastPkts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30s</text:p>
          </table:table-cell>
          <table:table-cell office:value-type="float" office:value="722846" calcext:value-type="float">
            <text:p>722846</text:p>
          </table:table-cell>
          <table:table-cell office:value-type="float" office:value="111181" calcext:value-type="float">
            <text:p>111181</text:p>
          </table:table-cell>
          <table:table-cell table:formula="of:=[.B28]-[.B27]" office:value-type="float" office:value="3" calcext:value-type="float">
            <text:p>3</text:p>
          </table:table-cell>
          <table:table-cell table:formula="of:=[.C28]-[.C27]" office:value-type="float" office:value="3" calcext:value-type="float">
            <text:p>3</text:p>
          </table:table-cell>
          <table:table-cell table:formula="of:=[.D27]+[.E27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60s</text:p>
          </table:table-cell>
          <table:table-cell office:value-type="float" office:value="722849" calcext:value-type="float">
            <text:p>722849</text:p>
          </table:table-cell>
          <table:table-cell office:value-type="float" office:value="111184" calcext:value-type="float">
            <text:p>111184</text:p>
          </table:table-cell>
          <table:table-cell table:formula="of:=[.B29]-[.B28]" office:value-type="float" office:value="3" calcext:value-type="float">
            <text:p>3</text:p>
          </table:table-cell>
          <table:table-cell table:formula="of:=[.C29]-[.C28]" office:value-type="float" office:value="3" calcext:value-type="float">
            <text:p>3</text:p>
          </table:table-cell>
          <table:table-cell table:formula="of:=[.D28]+[.E28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90s</text:p>
          </table:table-cell>
          <table:table-cell office:value-type="float" office:value="722852" calcext:value-type="float">
            <text:p>722852</text:p>
          </table:table-cell>
          <table:table-cell office:value-type="float" office:value="111187" calcext:value-type="float">
            <text:p>111187</text:p>
          </table:table-cell>
          <table:table-cell table:formula="of:=[.B30]-[.B29]" office:value-type="float" office:value="3" calcext:value-type="float">
            <text:p>3</text:p>
          </table:table-cell>
          <table:table-cell table:formula="of:=[.C30]-[.C29]" office:value-type="float" office:value="3" calcext:value-type="float">
            <text:p>3</text:p>
          </table:table-cell>
          <table:table-cell table:formula="of:=[.D29]+[.E29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s</text:p>
          </table:table-cell>
          <table:table-cell office:value-type="float" office:value="722855" calcext:value-type="float">
            <text:p>722855</text:p>
          </table:table-cell>
          <table:table-cell office:value-type="float" office:value="111190" calcext:value-type="float">
            <text:p>111190</text:p>
          </table:table-cell>
          <table:table-cell table:formula="of:=[.B31]-[.B30]" office:value-type="float" office:value="2" calcext:value-type="float">
            <text:p>2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0]+[.E30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50s</text:p>
          </table:table-cell>
          <table:table-cell office:value-type="float" office:value="722857" calcext:value-type="float">
            <text:p>722857</text:p>
          </table:table-cell>
          <table:table-cell office:value-type="float" office:value="111196" calcext:value-type="float">
            <text:p>111196</text:p>
          </table:table-cell>
          <table:table-cell table:formula="of:=[.B32]-[.B31]" office:value-type="float" office:value="3" calcext:value-type="float">
            <text:p>3</text:p>
          </table:table-cell>
          <table:table-cell table:formula="of:=[.C32]-[.C31]" office:value-type="float" office:value="4" calcext:value-type="float">
            <text:p>4</text:p>
          </table:table-cell>
          <table:table-cell table:formula="of:=[.D31]+[.E31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0s</text:p>
          </table:table-cell>
          <table:table-cell office:value-type="float" office:value="722860" calcext:value-type="float">
            <text:p>722860</text:p>
          </table:table-cell>
          <table:table-cell office:value-type="float" office:value="111200" calcext:value-type="float">
            <text:p>111200</text:p>
          </table:table-cell>
          <table:table-cell table:formula="of:=[.B33]-[.B32]" office:value-type="float" office:value="3" calcext:value-type="float">
            <text:p>3</text:p>
          </table:table-cell>
          <table:table-cell table:formula="of:=[.C33]-[.C32]" office:value-type="float" office:value="3" calcext:value-type="float">
            <text:p>3</text:p>
          </table:table-cell>
          <table:table-cell table:formula="of:=[.D32]+[.E32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0s</text:p>
          </table:table-cell>
          <table:table-cell office:value-type="float" office:value="722863" calcext:value-type="float">
            <text:p>722863</text:p>
          </table:table-cell>
          <table:table-cell office:value-type="float" office:value="111203" calcext:value-type="float">
            <text:p>111203</text:p>
          </table:table-cell>
          <table:table-cell table:formula="of:=[.B34]-[.B33]" office:value-type="float" office:value="3" calcext:value-type="float">
            <text:p>3</text:p>
          </table:table-cell>
          <table:table-cell table:formula="of:=[.C34]-[.C33]" office:value-type="float" office:value="3" calcext:value-type="float">
            <text:p>3</text:p>
          </table:table-cell>
          <table:table-cell table:formula="of:=[.D33]+[.E33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0s</text:p>
          </table:table-cell>
          <table:table-cell office:value-type="float" office:value="722866" calcext:value-type="float">
            <text:p>722866</text:p>
          </table:table-cell>
          <table:table-cell office:value-type="float" office:value="111206" calcext:value-type="float">
            <text:p>111206</text:p>
          </table:table-cell>
          <table:table-cell table:formula="of:=[.B35]-[.B34]" office:value-type="float" office:value="2" calcext:value-type="float">
            <text:p>2</text:p>
          </table:table-cell>
          <table:table-cell table:formula="of:=[.C35]-[.C34]" office:value-type="float" office:value="5" calcext:value-type="float">
            <text:p>5</text:p>
          </table:table-cell>
          <table:table-cell table:formula="of:=[.D34]+[.E34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70s</text:p>
          </table:table-cell>
          <table:table-cell office:value-type="float" office:value="722868" calcext:value-type="float">
            <text:p>722868</text:p>
          </table:table-cell>
          <table:table-cell office:value-type="float" office:value="111211" calcext:value-type="float">
            <text:p>111211</text:p>
          </table:table-cell>
          <table:table-cell table:formula="of:=[.B36]-[.B35]" office:value-type="float" office:value="2" calcext:value-type="float">
            <text:p>2</text:p>
          </table:table-cell>
          <table:table-cell table:formula="of:=[.C36]-[.C35]" office:value-type="float" office:value="4" calcext:value-type="float">
            <text:p>4</text:p>
          </table:table-cell>
          <table:table-cell table:formula="of:=[.D35]+[.E35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0s</text:p>
          </table:table-cell>
          <table:table-cell office:value-type="float" office:value="722870" calcext:value-type="float">
            <text:p>722870</text:p>
          </table:table-cell>
          <table:table-cell office:value-type="float" office:value="111215" calcext:value-type="float">
            <text:p>11121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 style:data-style-name="N2" text:time-value="19:36:48.59837266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8:33:27.822432282</meta:creation-date>
    <dc:date>2018-04-16T21:01:57.288944098</dc:date>
    <meta:editing-duration>PT57M50S</meta:editing-duration>
    <meta:editing-cycles>12</meta:editing-cycles>
    <meta:generator>LibreOffice/5.2.7.2$Linux_X86_64 LibreOffice_project/20m0$Build-2</meta:generator>
    <meta:document-statistic meta:table-count="1" meta:cell-count="28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506cm" svg:y="0.316cm" chart:style-name="ch2">
          <text:p>Link</text:p>
        </chart:title>
        <chart:legend chart:legend-position="end" svg:x="14.019cm" svg:y="4.203cm" style:legend-expansion="high" chart:style-name="ch3"/>
        <chart:plot-area chart:style-name="ch4" table:cell-range-address="Planilha1.H14:Planilha1.H23" chart:data-source-has-labels="row" svg:x="1.33cm" svg:y="1.275cm" svg:width="12.37cm" svg:height="6.569cm">
          <chartooo:coordinate-region svg:x="2.481cm" svg:y="1.474cm" svg:width="10.835cm" svg:height="5.723cm"/>
          <chart:axis chart:dimension="x" chart:name="primary-x" chart:style-name="ch5">
            <chart:title svg:x="6.81cm" svg:y="8.024cm" chart:style-name="ch6">
              <text:p>Delta Y-X</text:p>
            </chart:title>
          </chart:axis>
          <chart:axis chart:dimension="y" chart:name="primary-y" chart:style-name="ch5">
            <chart:title svg:x="0.451cm" svg:y="4.987cm" chart:style-name="ch7">
              <text:p>bits/s</text:p>
            </chart:title>
            <chart:grid chart:style-name="ch8" chart:class="major"/>
          </chart:axis>
          <chart:series chart:style-name="ch9" chart:values-cell-range-address="Planilha1.H15:Planilha1.H23" chart:label-cell-address="Planilha1.H14:Planilha1.H1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k</text:p>
                <draw:g>
                  <svg:desc>Planilha1.H14:Planilh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1552">
                <text:p>0.000001552</text:p>
                <draw:g>
                  <svg:desc>Planilha1.H15:Planilha1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77386666666667">
                <text:p>0.000017738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1392">
                <text:p>0.000001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1744">
                <text:p>0.000001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1552">
                <text:p>0.000001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1392">
                <text:p>0.0000013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178666666666667">
                <text:p>0.00000178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1232">
                <text:p>0.000001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1872">
                <text:p>0.0000018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05cm" svg:y="0.316cm" chart:style-name="ch2">
          <text:p>% PKTS IP</text:p>
        </chart:title>
        <chart:legend chart:legend-position="end" svg:x="13.889cm" svg:y="4.201cm" style:legend-expansion="high" chart:style-name="ch3"/>
        <chart:plot-area chart:style-name="ch4" table:cell-range-address="Planilha1.I14:Planilha1.I23" chart:data-source-has-labels="row" svg:x="1.331cm" svg:y="1.275cm" svg:width="12.238cm" svg:height="6.564cm">
          <chartooo:coordinate-region svg:x="2.058cm" svg:y="1.474cm" svg:width="11.417cm" svg:height="5.718cm"/>
          <chart:axis chart:dimension="x" chart:name="primary-x" chart:style-name="ch5">
            <chart:title svg:x="7.009cm" svg:y="8.019cm" chart:style-name="ch6">
              <text:p>Delta</text:p>
            </chart:title>
          </chart:axis>
          <chart:axis chart:dimension="y" chart:name="primary-y" chart:style-name="ch5">
            <chart:title svg:x="0.451cm" svg:y="4.76cm" chart:style-name="ch7">
              <text:p>%</text:p>
            </chart:title>
            <chart:grid chart:style-name="ch8" chart:class="major"/>
          </chart:axis>
          <chart:series chart:style-name="ch9" chart:values-cell-range-address="Planilha1.I15:Planilha1.I23" chart:label-cell-address="Planilha1.I14:Planilha1.I1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IP</text:p>
                <draw:g>
                  <svg:desc>Planilha1.I14:Planilha1.I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6460481099656">
                <text:p>3.26460481099656</text:p>
                <draw:g>
                  <svg:desc>Planilha1.I15:Planilha1.I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0793746241732">
                <text:p>0.3607937462417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5670498084291">
                <text:p>3.25670498084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0519877675841">
                <text:p>2.905198776758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6460481099656">
                <text:p>3.26460481099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4827586206897">
                <text:p>3.448275862068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3731343283582">
                <text:p>2.537313432835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7965367965368">
                <text:p>3.67965367965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0655270655271">
                <text:p>2.706552706552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016cm" svg:y="0.316cm" chart:style-name="ch2">
          <text:p>% SNMP</text:p>
        </chart:title>
        <chart:legend chart:legend-position="end" svg:x="13.225cm" svg:y="4.203cm" style:legend-expansion="high" chart:style-name="ch3"/>
        <chart:plot-area chart:style-name="ch4" table:cell-range-address="Planilha1.J14:Planilha1.J23" chart:data-source-has-labels="row" svg:x="1.33cm" svg:y="1.275cm" svg:width="11.576cm" svg:height="6.569cm">
          <chartooo:coordinate-region svg:x="2.057cm" svg:y="1.474cm" svg:width="10.755cm" svg:height="5.723cm"/>
          <chart:axis chart:dimension="x" chart:name="primary-x" chart:style-name="ch5">
            <chart:title svg:x="6.677cm" svg:y="8.024cm" chart:style-name="ch6">
              <text:p>Delta</text:p>
            </chart:title>
          </chart:axis>
          <chart:axis chart:dimension="y" chart:name="primary-y" chart:style-name="ch5">
            <chart:title svg:x="0.451cm" svg:y="4.762cm" chart:style-name="ch7">
              <text:p>%</text:p>
            </chart:title>
            <chart:grid chart:style-name="ch8" chart:class="major"/>
          </chart:axis>
          <chart:series chart:style-name="ch9" chart:values-cell-range-address="Planilha1.J15:Planilha1.J23" chart:label-cell-address="Planilha1.J14:Planilha1.J1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SNMP</text:p>
                <draw:g>
                  <svg:desc>Planilha1.J14:Planilh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3092783505155">
                <text:p>1.03092783505155</text:p>
                <draw:g>
                  <svg:desc>Planilha1.J15:Planilha1.J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0198436560433">
                <text:p>0.090198436560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4942528735632">
                <text:p>1.14942528735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1743119266055">
                <text:p>0.91743119266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3092783505155">
                <text:p>1.03092783505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4942528735632">
                <text:p>1.14942528735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987012987013">
                <text:p>1.29870129870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4700854700855">
                <text:p>0.8547008547008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